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Neue" svg:font-family="'Helvetica Neue'"/>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P2" style:family="paragraph" style:parent-style-name="Header_20__26__20_Footer">
      <style:paragraph-properties fo:text-align="center" style:justify-single-word="false"/>
    </style:style>
    <style:style style:name="P3" style:family="paragraph" style:parent-style-name="Free_20_Form">
      <style:text-properties style:font-name="Helvetica Neue1" style:font-name-asian="ヒラギノ角ゴ Pro W3"/>
    </style:style>
    <style:style style:name="P4" style:family="paragraph" style:parent-style-name="Free_20_Form">
      <style:paragraph-properties fo:line-height="100%"/>
      <style:text-properties style:font-name="Helvetica Neue1" fo:font-size="10pt" style:font-name-asian="ヒラギノ角ゴ Pro W3" style:font-size-asian="10pt"/>
    </style:style>
    <style:style style:name="P5" style:family="paragraph" style:parent-style-name="Free_20_Form">
      <style:paragraph-properties fo:line-height="100%"/>
      <style:text-properties style:font-name="Helvetica Neue1" fo:font-size="10pt" fo:font-weight="bold" style:font-name-asian="ヒラギノ角ゴ Pro W3" style:font-size-asian="10pt" style:font-weight-asian="bold"/>
    </style:style>
    <style:style style:name="P6" style:family="paragraph" style:parent-style-name="Free_20_Form">
      <style:text-properties fo:language="zxx" fo:country="none"/>
    </style:style>
    <style:style style:name="P7" style:family="paragraph" style:parent-style-name="List" style:list-style-name="Bullet_20_List"/>
    <style:style style:name="P8" style:family="paragraph" style:parent-style-name="Heading_20_1" style:master-page-name="Standard">
      <style:paragraph-properties style:page-number="1"/>
    </style:style>
    <style:style style:name="P9" style:family="paragraph" style:parent-style-name="Free_20_Form" style:master-page-name="First_20_Page">
      <style:paragraph-properties style:page-number="auto"/>
      <style:text-properties style:font-name="Helvetica Neue1" style:font-name-asian="ヒラギノ角ゴ Pro W3"/>
    </style:style>
    <style:style style:name="P10" style:family="paragraph">
      <style:paragraph-properties fo:text-align="center" style:writing-mode="lr-tb"/>
      <style:text-properties fo:font-size="24pt"/>
    </style:style>
    <style:style style:name="P11" style:family="paragraph">
      <style:paragraph-properties fo:margin-left="0cm" fo:margin-right="0cm" fo:margin-top="0cm" fo:margin-bottom="0cm" fo:line-height="140%" fo:text-align="start" fo:text-indent="0cm"/>
    </style:style>
    <style:style style:name="T1" style:family="text">
      <style:text-properties fo:font-size="9pt" style:font-size-asian="9pt"/>
    </style:style>
    <style:style style:name="T2" style:family="text">
      <style:text-properties style:text-position="super 58%"/>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141cm" svg:stroke-color="#117cb2" draw:stroke-linejoin="miter" draw:fill="none" draw:fill-color="#ffffff" draw:textarea-horizontal-align="left" draw:textarea-vertical-align="top"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
      <text:p text:style-name="P3"/>
      <text:p text:style-name="P3"/>
      <text:p text:style-name="P3"/>
      <text:p text:style-name="P3"/>
      <text:p text:style-name="P3"/>
      <text:p text:style-name="P3"/>
      <text:p text:style-name="P3"/>
      <text:p text:style-name="P3"/>
      <text:p text:style-name="P3"/>
      <text:p text:style-name="P6"><draw:g text:anchor-type="as-char" svg:y="0cm" draw:z-index="1" draw:style-name="gr1"><draw:line draw:style-name="gr2" draw:text-style-name="P10" svg:x1="0cm" svg:y1="0cm" svg:x2="15.24cm" svg:y2="0cm"><text:p/></draw:line><draw:frame draw:style-name="gr3" draw:text-style-name="P11" svg:width="15.241cm" svg:height="0.003cm" svg:x="0cm" svg:y="0cm"><draw:text-box><text:p/></draw:text-box></draw:frame></draw:g></text:p>
      <text:p text:style-name="Title">Spry Web Browser</text:p>
      <text:p text:style-name="Sub-title">Project Status Report – Week Three</text:p>
      <text:p text:style-name="Sub-title"/>
      <text:p text:style-name="P5">Project Manager:</text:p>
      <text:p text:style-name="P4"><text:s text:c="8"/>Doug Penner</text:p>
      <text:p text:style-name="P5"/>
      <text:p text:style-name="P5">Contributors:</text:p>
      <text:p text:style-name="P4"><text:s text:c="8"/>Brendan Neva</text:p>
      <text:p text:style-name="P4"><text:s text:c="8"/>Steffen L. Norgren</text:p>
      <text:p text:style-name="P4"><text:s text:c="8"/>Eddie Zhang</text:p>
      <text:p text:style-name="Author_20_Information"/>
      <text:p text:style-name="Author_20_Information">COMP 4908 • BCIT • May 19, 2009</text:p>
      <text:p text:style-name="Author_20_Information"/>
      <text:p text:style-name="P6"><draw:g text:anchor-type="as-char" svg:y="0cm" draw:z-index="0" draw:style-name="gr1"><draw:line draw:style-name="gr2" draw:text-style-name="P10" svg:x1="0cm" svg:y1="0cm" svg:x2="15.24cm" svg:y2="0cm"><text:p/></draw:line><draw:frame draw:style-name="gr3" draw:text-style-name="P11" svg:width="15.241cm" svg:height="0.003cm" svg:x="0cm" svg:y="0cm"><draw:text-box><text:p/></draw:text-box></draw:frame></draw:g></text:p>
      <text:p text:style-name="Free_20_Form"/>
      <text:h text:style-name="P8" text:outline-level="1">Week in Overview</text:h>
      <text:p text:style-name="Body">This week was a little less productive than we had hoped. We had 2 laptop die, but luckily all our work was on svn, so all we lost was time. We are still having troubles with mouse-capture, but the rest of the project seems to be going strong. Most of this weeks work went into adding a few more features (mostly CLI arguments and icon resizing), then did a bunch of debugging. Our meeting with our client on Friday was quite insightful and we got some more details on which CLI options he wanted such as disabling the scrollbars, disabling the toolbars along with a few others.</text:p>
      <text:p text:style-name="Body">We also went through the code and got the syntax and styling up to snuff, following WebKitGTK's style guides.</text:p>
      <text:p text:style-name="Body">We now pretty much have a fully working browser and just need to finish our documentation and prepare for the presentation on Wednesday.</text:p>
      <text:h text:style-name="Heading_20_1" text:outline-level="1">Tasks Completed by May 18<text:span text:style-name="T2">th</text:span></text:h>
      <text:list xml:id="list1032591705" text:style-name="Bullet_20_List">
        <text:list-item>
          <text:p text:style-name="P7">Resizeable buttons</text:p>
        </text:list-item>
        <text:list-item>
          <text:p text:style-name="P7">Chose WebKit compile flags</text:p>
        </text:list-item>
        <text:list-item>
          <text:p text:style-name="P7">Start logging memory usage of different versions</text:p>
        </text:list-item>
      </text:list>
      <text:h text:style-name="Heading_20_1" text:outline-level="1">Tasks Not Completed &amp; Why</text:h>
      <text:list xml:id="list206606942" text:continue-numbering="true" text:style-name="Bullet_20_List">
        <text:list-item>
          <text:p text:style-name="P7">Mouse click handling</text:p>
          <text:list>
            <text:list-item>
              <text:p text:style-name="P7">to capture a double-click, or a drag, you must capture ALL clicks. The trouble is sending that click “back” to WebKit</text:p>
            </text:list-item>
          </text:list>
        </text:list-item>
      </text:list>
      <text:h text:style-name="Heading_20_1" text:outline-level="1">Tasks Scheduled for Completion by May 22<text:span text:style-name="T2">th</text:span></text:h>
      <text:list xml:id="list590952968" text:continue-numbering="true" text:style-name="Bullet_20_List">
        <text:list-item>
          <text:p text:style-name="P7">Proper static compile - Steffen</text:p>
        </text:list-item>
        <text:list-item>
          <text:p text:style-name="P7">Improve icons – Eddie</text:p>
        </text:list-item>
        <text:list-item>
          <text:p text:style-name="P7">Improve overall look and feel of GUI – Eddie</text:p>
        </text:list-item>
        <text:list-item>
          <text:p text:style-name="P7">Mouse click handling – Doug &amp; Steffen</text:p>
        </text:list-item>
        <text:list-item>
          <text:p text:style-name="P7">More CLI options (disabling things) – Doug</text:p>
        </text:list-item>
        <text:list-item>
          <text:p text:style-name="P7">Test Spry on industry test site - Brend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class="text" style:default-outline-level="1">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MP2" style:family="paragraph" style:parent-style-name="Header_20__26__20_Footer">
      <style:paragraph-properties fo:text-align="center" style:justify-single-word="false"/>
    </style:style>
    <style:style style:name="MT1" style:family="text">
      <style:text-properties fo:font-size="9pt" style:font-size-asian="9pt"/>
    </style:style>
    <style:page-layout style:name="Mpm1">
      <style:page-layout-properties fo:page-width="21.59cm" fo:page-height="27.94cm" style:num-format="1" style:print-orientation="portrait" fo:margin-top="0.635cm" fo:margin-bottom="0.635cm" fo:margin-left="1.905cm" fo:margin-right="1.90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016cm" fo:margin-left="0cm" fo:margin-right="0cm" fo:margin-top="0.917cm" style:dynamic-spacing="true"/>
      </style:footer-style>
    </style:page-layout>
    <style:page-layout style:name="Mpm2">
      <style:page-layout-properties fo:page-width="21.59cm" fo:page-height="27.94cm" style:num-format="1" style:print-orientation="portrait"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016cm" fo:margin-left="0cm" fo:margin-right="0cm" fo:margin-top="0.917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Header_20__26__20_Footer">Page <text:page-number text:select-page="current">1</text:page-number> of <text:page-number text:select-page="current">1</text:page-number></text:p>
      </style:footer>
      <style:footer-left>
        <text:p text:style-name="Header_20__26__20_Footer">Page <text:page-number text:select-page="current">1</text:page-number> of <text:page-count>3</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header>
        <text:p text:style-name="MP1"/>
      </style:header>
      <style:footer>
        <text:p text:style-name="Header_20__26__20_Footer">Page <text:page-number text:select-page="current">1</text:page-number> of <text:page-count>3</text:page-count></text:p>
      </style:footer>
    </style:master-page>
    <style:master-page style:name="Next_20_convert_20_1" style:display-name="Next convert 1" style:page-layout-name="Mpm3">
      <style:header>
        <text:p text:style-name="MP1"/>
      </style:header>
      <style:header-left>
        <text:p text:style-name="MP1"/>
      </style:header-left>
      <style:footer>
        <text:p text:style-name="MP2"><text:span text:style-name="MT1">Page </text:span><text:span text:style-name="MT1"><text:page-number text:select-page="current">1</text:page-number></text:span><text:span text:style-name="MT1"> of </text:span><text:span text:style-name="MT1"><text:page-count style:num-format="1">3</text:page-count></text:span></text:p>
      </style:footer>
      <style:footer-left>
        <text:p text:style-name="MP2"><text:span text:style-name="MT1">Page </text:span><text:span text:style-name="MT1"><text:page-number text:select-page="current">1</text:page-number></text:span><text:span text:style-name="MT1"> of </text:span><text:span text:style-name="MT1"><text:page-count style:num-format="1">3</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5-18T14:49:43</dc:date>
    <meta:generator>OpenOffice.org/3.0$Unix OpenOffice.org_project/300m15$Build-9379</meta:generator>
    <meta:editing-duration>PT12H23M53S</meta:editing-duration>
    <meta:editing-cycles>50</meta:editing-cycles>
    <meta:printed-by>Doug Penner</meta:printed-by>
    <meta:print-date>2009-05-11T08:02:22</meta:print-date>
    <meta:document-statistic meta:character-count="1640" meta:image-count="0" meta:object-count="0" meta:page-count="3" meta:paragraph-count="34" meta:table-count="0" meta:word-count="307"/>
    <meta:user-defined meta:name="Info 1"/>
    <meta:user-defined meta:name="Info 2"/>
    <meta:user-defined meta:name="Info 3"/>
    <meta:user-defined meta:name="Info 4"/>
  </office:meta>
</office:document-meta>
</file>